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style:text-position="0% 100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style:font-name="Calibri3" style:font-name-asian="Calibri3" style:font-name-complex="Calibri3"/>
    </style:style>
    <style:style style:name="T2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-33% 58%" fo:font-style="normal" style:font-style-asian="normal" style:font-style-complex="normal"/>
    </style:style>
    <style:style style:name="T31" style:family="text">
      <style:text-properties style:text-position="-33% 58%" fo:font-weight="normal" style:font-weight-asian="normal" style:font-weight-complex="normal"/>
    </style:style>
    <style:style style:name="T32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3" style:family="text">
      <style:text-properties fo:font-size="24pt"/>
    </style:style>
    <style:style style:name="T34" style:family="text">
      <style:text-properties fo:font-size="24pt" fo:font-style="italic" style:font-style-asian="italic" style:font-style-complex="italic"/>
    </style:style>
    <style:style style:name="T35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3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7" style:family="text">
      <style:text-properties fo:font-size="24pt" style:font-size-asian="32pt" style:font-size-complex="32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style:font-name="Calibri3" fo:font-size="20pt" fo:font-style="italic" style:font-name-asian="Calibri3" style:font-size-asian="20pt" style:font-style-asian="italic" style:font-name-complex="Calibri3" style:font-size-complex="20pt" style:font-style-complex="italic"/>
    </style:style>
    <style:style style:name="T40" style:family="text">
      <style:text-properties style:font-name="Calibri2" fo:font-size="20pt" fo:font-style="italic" style:font-name-asian="Calibri3" style:font-size-asian="20pt" style:font-style-asian="italic" style:font-name-complex="Calibri3" style:font-size-complex="20pt" style:font-style-complex="italic"/>
    </style:style>
    <style:style style:name="T41" style:family="text">
      <style:text-properties style:font-name="Calibri2" fo:font-size="20pt" fo:font-style="normal" style:font-name-asian="Calibri3" style:font-size-asian="20pt" style:font-style-asian="normal" style:font-name-complex="Calibri3" style:font-size-complex="20pt" style:font-style-complex="normal"/>
    </style:style>
    <style:style style:name="T4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ize="24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483cm" svg:height="2.192cm" svg:x="1.258cm" svg:y="9.403cm">
          <text:p/>
          <draw:object xlink:href="../Generalisierte%20Impulse%20eines%20geladenen%20Teilchens%20im%20EM-Feld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<text:line-break/>ϕ → ϕ − (∂/∂t)<text:span text:style-name="T24">χ</text:span> ;<text:tab/>A → A + ∇χ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5.449cm" svg:height="2.288cm" svg:x="6.275cm" svg:y="9.355cm">
          <text:p/>
          <draw:object xlink:href="../Eichtransformation%20der%20Lagrange-Funktion%20eines%20geladenen%20Teilchen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 → ϕ − (∂/∂t)χ ; A → A + ∇χ? 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wegungsgleichung und damit die Bahnen <text:span text:style-name="T3">q</text:span><text:span text:style-name="T21">(</text:span><text:span text:style-name="T22">t</text:span><text:span text:style-name="T21">) bleiben im Konfigurationsraum invari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r mechanischen Eichtransformation</text:p>
            <text:p/>
            <text:p/>
            <text:p>ändern sich die Bewegungsgleichungen nicht, wenn <text:span text:style-name="T2">f</text:span><text:span text:style-name="T8"> eine praktisch beliebige, hinreichend oft differenzierbare und nur von </text:span><text:span text:style-name="T3">q</text:span><text:span text:style-name="T25"> und </text:span><text:span text:style-name="T22">t</text:span><text:span text:style-name="T25"> abhängende Funktion ist.</text:span></text:p>
          </draw:text-box>
        </draw:frame>
        <draw:frame draw:style-name="gr2" draw:text-style-name="P3" draw:layer="layout" svg:width="13.659cm" svg:height="2.192cm" svg:x="7.17cm" svg:y="8.903cm">
          <text:p/>
          <draw:object xlink:href="../Mechanische%20Eichtransformation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nutzt <text:span text:style-name="T1">modifizierte</text:span><text:span text:style-name="T21"> Lagrange-Gleichungen:</text:span></text:p>
            <text:p><text:span text:style-name="T21"/></text:p>
            <text:p><text:span text:style-name="T21"/></text:p>
          </draw:text-box>
        </draw:frame>
        <draw:frame draw:style-name="gr2" draw:text-style-name="P3" draw:layer="layout" svg:width="14.633cm" svg:height="2.327cm" svg:x="6.683cm" svg:y="10.736cm">
          <text:p/>
          <draw:object xlink:href="../modifizierte%20Lagrange-Gleich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Rayleigh'sche Dissipationsfunktion</text:p>
            <text:p/>
            <text:p/>
            <text:p>beschreibt die Energiedissipation, also die Energie, welche durch Reibung verloren geht:</text:p>
          </draw:text-box>
        </draw:frame>
        <draw:frame draw:style-name="gr2" draw:text-style-name="P3" draw:layer="layout" svg:width="6.986cm" svg:height="2.392cm" svg:x="10.506cm" svg:y="9.303cm">
          <text:p/>
          <draw:object xlink:href="../Rayleigh'sche%20Dissipationsfunktion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4.549cm" svg:height="2.294cm" svg:x="11.725cm" svg:y="13.652cm">
          <text:p/>
          <draw:object xlink:href="../Energiedissipatio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schränkt erst die Freiheitsgrade mittels holonomer Zwangsbedingungen ein, schreibt dann auf generalisierte Koordinaten um, formuliert die Zwangsbed. für virt. Verrückungen, führt die Lagrange'schen Multipl. ein welche unabh. von <text:span text:style-name="T3">q</text:span>, aber nicht unbedingt <text:span text:style-name="T2">t </text:span>sind, definiert eine Lagrange-Funktion einer best. Form, erhält so die Lagrange'schen Bwgl. 1. Art, durch welche die Lagrange'schen Mult. definiert werden – die fehlenden Bestimmungsgleichung sind dann die <text:span text:style-name="T2">p</text:span><text:span text:style-name="T8"> Zw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506cm" svg:height="2.472cm" svg:x="6.746cm" svg:y="9.263cm">
          <text:p/>
          <draw:object xlink:href="../Lagrange'sche%20Bewegungsgleichungen%20(1.%20Art)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kann</text:p>
            <text:p/>
            <text:p/>
            <text:p>als Komponente einer <text:span text:style-name="T2">generalisierten Zwangskraft</text:span><text:span text:style-name="T8"> interpretieren, welche die nicht-holonomen Zwangsbedingungen realisiert.</text:span></text:p>
          </draw:text-box>
        </draw:frame>
        <draw:frame draw:style-name="gr2" draw:text-style-name="P3" draw:layer="layout" svg:width="5.247cm" svg:height="2.392cm" svg:x="11.376cm" svg:y="9.303cm">
          <text:p/>
          <draw:object xlink:href="../Generalisierte%20Zwangskraft%20der%20holonomen%20Zwangsbedingung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m Differentialprinzip wird ein momentaner Zustand des Systems mit kleinen (virtuellen) Verrückungen aus diesem Zustand verglichen.</text:p>
            <text:p/>
            <text:p>Beim Integralprinzip wird ein endliches Bahnelement zwischen festen Zeiten <text:span text:style-name="T2">t</text:span><text:span text:style-name="T26">1</text:span> und <text:span text:style-name="T2">t</text:span><text:span text:style-name="T4">2</text:span> mit kleinen (virtuellen) Abweichungen der gesamten Bahn von der tatsächlich durchlaufenen Bahn verglic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Konfigurations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<text:span text:style-name="T27">S</text:span>-dimensionalen Raum, dessen Achsen durch die generalisierten Koordinaten <text:span text:style-name="T2">q</text:span><text:span text:style-name="T4">1</text:span>,...,<text:span text:style-name="T2">q</text:span><text:span text:style-name="T4">S</text:span> gebildet werden.</text:p>
            <text:p>Jeder Punkt des Konfigurationsraums entspricht einem möglichen Zustand des <text:span text:style-name="T1">gesamten</text:span><text:span text:style-name="T21"> System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Die Kurve im Konfigurationsraum, der der Zustand eines Systems im Laufe der Zeit folgt:</text:p>
            <text:p/>
            <text:p/>
            <text:p>Auf ihr bewegt sich das System als Ganzes.</text:p>
          </draw:text-box>
        </draw:frame>
        <draw:frame draw:style-name="gr2" draw:text-style-name="P3" draw:layer="layout" svg:width="8.422cm" svg:height="1.292cm" svg:x="9.788cm" svg:y="12.253cm">
          <text:p/>
          <draw:object xlink:href="../Konfigurationsbah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ein Funktional?</text:p>
          </draw:text-box>
        </draw:frame>
        <draw:frame presentation:style-name="pr7" draw:layer="layout" svg:width="25.199cm" svg:height="12.18cm" svg:x="1.4cm" svg:y="4.914cm" presentation:class="subtitle">
          <draw:text-box>
            <text:p>Bei festen <text:span text:style-name="T2">t</text:span><text:span text:style-name="T4">1</text:span>, <text:span text:style-name="T2">t</text:span><text:span text:style-name="T26">2</text:span> wird jeder Bahn <text:span text:style-name="T3">q</text:span>(<text:span text:style-name="T2">t</text:span>) eine <text:span text:style-name="T1">Zahl</text:span> <text:span text:style-name="T2">S</text:span>{<text:span text:style-name="T3">q</text:span>(<text:span text:style-name="T2">t</text:span>)} zugeordnet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stellt sich eine Konkurrenzschar d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M <text:span text:style-name="T28">≡</text:span> {<text:span text:style-name="T3">q</text:span>(<text:span text:style-name="T2">t</text:span>) : <text:span text:style-name="T29">q</text:span>(<text:span text:style-name="T2">t</text:span><text:span text:style-name="T4">1</text:span>) = <text:span text:style-name="T3">q</text:span><text:span text:style-name="T6">a</text:span> ;   <text:span text:style-name="T3">q</text:span>(<text:span text:style-name="T2">t</text:span><text:span text:style-name="T4">2</text:span>) = <text:span text:style-name="T29">q</text:span><text:span text:style-name="T6">e</text:span>}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oraus besteht die Konkurrenzschar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Aus einer Menge von Konfigurationsbahnen und zwei Endzeitpunk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Endpunktzeiten <text:span text:style-name="T2">t</text:span><text:span text:style-name="T30">1</text:span>, <text:span text:style-name="T2">t</text:span><text:span text:style-name="T30">2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Endpunktzeiten bleiben gleich, d.h. das System hat gleiche "Durchlaufzeiten"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virtuellen Verrückungen der Endpunkte <text:span text:style-name="T3">q</text:span><text:span text:style-name="T6">a</text:span>, <text:span text:style-name="T3">q</text:span><text:span text:style-name="T6">e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Sie sind für alle Bahnen Null:</text:p>
            <text:p/>
            <text:p/>
          </draw:text-box>
        </draw:frame>
        <draw:frame draw:style-name="gr2" draw:text-style-name="P3" draw:layer="layout" svg:width="5.388cm" svg:height="1.168cm" svg:x="11.305cm" svg:y="10.715cm">
          <text:p/>
          <draw:object xlink:href="../Virtuelle%20Verrückungen%20der%20Endpunkte%20einer%20Konkurrenzschar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erfolgt so, dass <text:span text:style-name="T2">S</text:span>{<text:span text:style-name="T3">q</text:span>(<text:span text:style-name="T2">t</text:span>)} auf der Konkurrenzschar <text:span text:style-name="T2">M</text:span> für die tatsächliche Bahn extremal („stationär“) wird</text:p>
            <text:p>bzw.</text:p>
            <text:p>Die Systembewegung erfolgt so, dass die Variation von <text:span text:style-name="T2">S</text:span> auf <text:span text:style-name="T2">M</text:span> bezüglich der tatsächlichen Bahn <text:span text:style-name="T3">q</text:span>(<text:span text:style-name="T2">t</text:span>) verschw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rauchen gleiche Endpunktzeiten (<text:span text:style-name="T2">t</text:span><text:span text:style-name="T6">1</text:span>,<text:span text:style-name="T2">t</text:span><text:span text:style-name="T6">2</text:span>),</text:p>
            <text:p>jede Bahn muß aus virtuellen Verrückungen aus der tatsächlichen Bahn entstanden sein</text:p>
            <text:p>und die virtuellen Verrückungen der Endpunkte <text:span text:style-name="T3">q</text:span><text:span text:style-name="T6">a</text:span>, <text:span text:style-name="T3">q</text:span><text:span text:style-name="T6">e</text:span> sind für alle Bahnen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>S</text:span> hat die Dimension "Wirkung" und ordnet bei festen <text:span text:style-name="T2">t</text:span><text:span text:style-name="T30">1</text:span>,<text:span text:style-name="T2">t</text:span><text:span text:style-name="T31">2</text:span> jeder Bahn <text:span text:style-name="T3">q</text:span>(<text:span text:style-name="T2">t</text:span>) eine Zahl <text:span text:style-name="T2">S</text:span>{<text:span text:style-name="T3">q</text:span>(<text:span text:style-name="T2">t</text:span>)} zu.</text:p>
            <text:p>S ist abhängig von <text:span text:style-name="T2">t</text:span><text:span text:style-name="T30">1</text:span>,<text:span text:style-name="T2">t</text:span><text:span text:style-name="T31">2</text:span> und <text:span text:style-name="T3">q</text:span>(<text:span text:style-name="T2">t</text:span>).</text:p>
          </draw:text-box>
        </draw:frame>
        <draw:frame draw:style-name="gr2" draw:text-style-name="P3" draw:layer="layout" svg:width="10.96cm" svg:height="2.678cm" svg:x="8.519cm" svg:y="7.56cm">
          <text:p/>
          <draw:object xlink:href="../Wirkungsfunktional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Wie wird bei der Variationsrechung die Funktion <text:span text:style-name="T7">γ</text:span><text:span text:style-name="T32">α</text:span><text:span text:style-name="T13">(</text:span><text:span text:style-name="T20">x</text:span><text:span text:style-name="T13">)</text:span> definiert?</text:p>
          </draw:text-box>
        </draw:frame>
        <draw:frame presentation:style-name="pr7" draw:text-style-name="P6" draw:layer="layout" svg:width="25.199cm" svg:height="15.86cm" svg:x="1.4cm" svg:y="3.076cm" presentation:class="subtitle" presentation:user-transformed="true">
          <draw:text-box>
            <text:p><text:span text:style-name="T7"/></text:p>
            <text:p><text:span text:style-name="T7"/></text:p>
            <text:p><text:span text:style-name="T7">γ</text:span><text:span text:style-name="T32">α</text:span><text:span text:style-name="T13">(</text:span><text:span text:style-name="T20">x</text:span><text:span text:style-name="T13">) ist eine fast beliebige Funktion, die hinreichend oft differenzierbar sein soll und wie folgt behandelt wird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Für festes x ist </text:span><text:span text:style-name="T7">γ</text:span><text:span text:style-name="T32">α</text:span><text:span text:style-name="T13">(</text:span><text:span text:style-name="T20">x</text:span><text:span text:style-name="T13">) und damit auch </text:span><text:span text:style-name="T20">y</text:span><text:span text:style-name="T32">α</text:span><text:span text:style-name="T13">(</text:span><text:span text:style-name="T20">x</text:span><text:span text:style-name="T13">) eine ganz normale Funktion von </text:span><text:span text:style-name="T28">α</text:span></text:p>
          </draw:text-box>
        </draw:frame>
        <draw:frame draw:style-name="gr2" draw:text-style-name="P3" draw:layer="layout" svg:width="20.828cm" svg:height="8.158cm" svg:x="3.585cm" svg:y="7.92cm">
          <text:p/>
          <draw:object xlink:href="../Variationsrechnung%20-%20gamma_eta(x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wird als Variation der Bahn <text:span text:style-name="T2">y</text:span><text:span text:style-name="T15">α</text:span>(<text:span text:style-name="T2">x</text:span>) bezeichnet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<text:span text:style-name="T28">Die Verschiebung δ</text:span><text:span text:style-name="T7">α</text:span><text:span text:style-name="T28"> der Bahn, die bei einer Veränderung des Parameters </text:span><text:span text:style-name="T7">α</text:span><text:span text:style-name="T28"> von </text:span><text:span text:style-name="T7">α</text:span><text:span text:style-name="T28"> = 0 auf d</text:span><text:span text:style-name="T7">α</text:span><text:span text:style-name="T28"> einsetzt:</text:span></text:p>
            <text:p><text:span text:style-name="T28"/></text:p>
            <text:p><text:span text:style-name="T28"/></text:p>
            <text:p><text:span text:style-name="T28"/></text:p>
            <text:p><text:span text:style-name="T28">Diese Verschiebung wird bei festgehaltenem </text:span><text:span text:style-name="T7">x</text:span><text:span text:style-name="T14"> durchgeführt.</text:span></text:p>
          </draw:text-box>
        </draw:frame>
        <draw:frame draw:style-name="gr2" draw:text-style-name="P3" draw:layer="layout" svg:width="14.795cm" svg:height="2.188cm" svg:x="6.602cm" svg:y="10.505cm">
          <text:p/>
          <draw:object xlink:href="../Variation%20der%20Bahn%20y_alpha(x)%20(einfach)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 = <text:span text:style-name="T28">δ</text:span><text:span text:style-name="T20">J</text:span>.</text:p>
          </draw:text-box>
        </draw:frame>
        <draw:frame presentation:style-name="pr2" draw:text-style-name="P6" draw:layer="layout" svg:width="25.199cm" svg:height="12.18cm" svg:x="1.4cm" svg:y="4.914cm" presentation:class="subtitle" presentation:user-transformed="true">
          <draw:text-box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>Es ist die Veränderung des Funktionals </text:span><text:span text:style-name="T34">J</text:span><text:span text:style-name="T33">{</text:span><text:span text:style-name="T34">y</text:span><text:span text:style-name="T33">(</text:span><text:span text:style-name="T34">x</text:span><text:span text:style-name="T33">)}, die bei einer Veränderung des Parameters </text:span><text:span text:style-name="T35">α</text:span><text:span text:style-name="T33"> von </text:span><text:span text:style-name="T35">α</text:span><text:span text:style-name="T33"> = 0 auf d</text:span><text:span text:style-name="T35">α</text:span><text:span text:style-name="T33"> einsetzt.</text:span></text:p>
          </draw:text-box>
        </draw:frame>
        <draw:frame draw:style-name="gr2" draw:text-style-name="P3" draw:layer="layout" svg:width="17.154cm" svg:height="5.125cm" svg:x="5.422cm" svg:y="5.637cm">
          <text:p/>
          <draw:object xlink:href="../Variation%20des%20Funktionals%20J%5By(x)%5D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6.711cm" svg:x="1.4cm" svg:y="2.651cm" presentation:class="subtitle" presentation:user-transformed="true">
          <draw:text-box>
            <text:p/>
            <text:p/>
            <text:p/>
            <text:p/>
            <text:p/>
            <text:p/>
            <text:p>Da die Variation der Bahn <text:span text:style-name="T2">y</text:span><text:span text:style-name="T15">α</text:span><text:span text:style-name="T13">(</text:span><text:span text:style-name="T20">x</text:span><text:span text:style-name="T13">) = </text:span><text:span text:style-name="T28">δ</text:span><text:span text:style-name="T20">y</text:span><text:span text:style-name="T36"> bis auf das Verschwinden an den Integrationsgrenzen beliebig ist, gilt für die</text:span> Variation des Funktionals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14">δ</text:span><text:span text:style-name="T20">J</text:span><text:span text:style-name="T36"> = </text:span><text:span text:style-name="T20">J</text:span><text:span text:style-name="T36"> {</text:span><text:span text:style-name="T20">y</text:span><text:span text:style-name="T36">(</text:span><text:span text:style-name="T20">x</text:span><text:span text:style-name="T36">)} = 0 nur dann, wenn die Euler'sche Gleichung erfüllt ist.</text:span></text:p>
          </draw:text-box>
        </draw:frame>
        <draw:frame draw:style-name="gr2" draw:text-style-name="P3" draw:layer="layout" svg:width="6.943cm" svg:height="2.192cm" svg:x="10.528cm" svg:y="5.903cm">
          <text:p/>
          <draw:object xlink:href="../Euler'sche%20Gleichung.odf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13.77cm" svg:height="6.473cm" svg:x="7.114cm" svg:y="11.563cm">
          <text:p/>
          <draw:object xlink:href="../Herleitung%20Euler'sche%20Gleichung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uf welchem Weg <text:span text:style-name="T2">y</text:span>(<text:span text:style-name="T2">x</text:span>) gelangt ein reibungslos gleitenderMassenpunkt <text:span text:style-name="T2">m</text:span> unter dem Einfluss der Schwerkraft am schnellsten von (<text:span text:style-name="T2">x</text:span><text:span text:style-name="T6">1</text:span>,0) nach (<text:span text:style-name="T2">x</text:span><text:span text:style-name="T6">2</text:span>,<text:span text:style-name="T2">y</text:span><text:span text:style-name="T6">2</text:span>)?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'schen Bewegungsgleichungen 2. Ar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2.108cm" svg:height="2.327cm" svg:x="7.945cm" svg:y="9.336cm">
          <text:p/>
          <draw:object xlink:href="../Lagrange'sche%20Bewegungsgleichungen%20(2.%20Art)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Aus welchen Gleichungen werden die Lagrange'schen Bewegungsgleichungen (2. Art) hergeleitet?</text:p>
          </draw:text-box>
        </draw:frame>
        <draw:frame presentation:style-name="pr7" draw:layer="layout" svg:width="25.199cm" svg:height="12.18cm" svg:x="1.4cm" svg:y="4.914cm" presentation:class="subtitle">
          <draw:text-box>
            <text:p/>
            <text:p>Aus den Euler-Lagrange-Differentialgleichungen</text:p>
            <text:p/>
            <text:p/>
            <text:p/>
            <text:p>mit dem Hamiltonschen Prinzip:</text:p>
          </draw:text-box>
        </draw:frame>
        <draw:frame draw:style-name="gr2" draw:text-style-name="P3" draw:layer="layout" svg:width="12.841cm" svg:height="2.327cm" svg:x="7.579cm" svg:y="10.436cm">
          <text:p/>
          <draw:object xlink:href="../Euler-Lagrange-Differentialgleichungen.odf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18.115cm" svg:height="1.168cm" svg:x="4.942cm" svg:y="14.715cm">
          <text:p/>
          <draw:object xlink:href="../Substitution%20der%20Euler-Lagrange-Gleichungen%20für%20das%20Hamilton'sche%20Prinzip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7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text-style-name="P10" draw:layer="layout" svg:width="25.199cm" svg:height="19.009cm" svg:x="1.4cm" svg:y="1.493cm" presentation:class="subtitle" presentation:user-transformed="true">
          <draw:text-box>
            <text:p><text:span text:style-name="T38"/></text:p>
            <text:p><text:span text:style-name="T38"/></text:p>
            <text:p><text:span text:style-name="T38"/></text:p>
            <text:p><text:span text:style-name="T38"/></text:p>
            <text:p><text:span text:style-name="T38">Über Lagrange'sche Multiplikatoren </text:span><text:span text:style-name="T39">λ</text:span><text:span text:style-name="T40">i</text:span></text:p>
            <text:p><text:span text:style-name="T40"/></text:p>
            <text:p><text:span text:style-name="T41"/></text:p>
            <text:p><text:span text:style-name="T41"/></text:p>
            <text:p><text:span text:style-name="T41">werden die nicht-holonomen Zwangsbedingungen, nachdem sie auf virtuelle Verrückungen (</text:span><text:span text:style-name="T39">δ</text:span><text:span text:style-name="T40">t</text:span><text:span text:style-name="T41"> = 0) umgeschrieben wurden</text:span></text:p>
            <text:p><text:span text:style-name="T41"/></text:p>
            <text:p><text:span text:style-name="T41"/></text:p>
            <text:p><text:span text:style-name="T41">an die Gleichung</text:span></text:p>
            <text:p><text:span text:style-name="T41"/></text:p>
            <text:p><text:span text:style-name="T41"/></text:p>
            <text:p><text:span text:style-name="T41"/></text:p>
            <text:p><text:span text:style-name="T41">angekoppelt:</text:span></text:p>
            <text:p><text:span text:style-name="T41"/></text:p>
            <text:p><text:span text:style-name="T41"/></text:p>
            <text:p><text:span text:style-name="T41"/></text:p>
            <text:p><text:span text:style-name="T41">Werden die </text:span><text:span text:style-name="T40">p</text:span><text:span text:style-name="T41"> Multiplikatoren </text:span><text:span text:style-name="T39">λ</text:span><text:span text:style-name="T40">i</text:span><text:span text:style-name="T41"> so gewählt, dass die Klammer in der Summe gleich Null ist, erhält man die Lagrange'schen Bewegungsgleichungen 1. Art </text:span></text:p>
          </draw:text-box>
        </draw:frame>
        <draw:frame draw:style-name="gr2" draw:text-style-name="P3" draw:layer="layout" svg:width="9.948cm" svg:height="2.678cm" svg:x="11.625cm" svg:y="5.76cm">
          <text:p/>
          <draw:object xlink:href="../Lagrange'sche%20Multiplikatoren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3" draw:layer="layout" svg:width="12.293cm" svg:height="2.736cm" svg:x="6.953cm" svg:y="12.631cm">
          <text:p/>
          <draw:object xlink:href="../Lagrange-Funktion%20mit%20Hamilton'schen%20Prinzip%20für%20konservative%20Systeme%20mit%20nicht-holonomen%20Zwangsbedingungen.odf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3" draw:layer="layout" svg:width="16.199cm" svg:height="2.74cm" svg:x="6.9cm" svg:y="16.029cm">
          <text:p/>
          <draw:object xlink:href="../Lagrange-Funktion%20mit%20Hamilton'schen%20Prinzip%20für%20konservative%20Systeme%20mit%20nicht-holonomen%20Zwangsbedingungen%20und%20angekoppelten%20Lagrange-Multiplikatoren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23.259cm" svg:height="2.392cm" svg:x="3.67cm" svg:y="10.003cm">
          <text:p/>
          <draw:object xlink:href="../Konservative%20Systme%20mit%20nicht-holonomen%20Zwangsbedingungen%20in%20virtuelle%20Verrückung%20umgeschrieben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'schen Bewegungsgleichungen 1. Ar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9.568cm" svg:height="2.472cm" svg:x="9.215cm" svg:y="9.263cm">
          <text:p/>
          <draw:object xlink:href="../Lagrange'sche%20Bewegungsgleichungen%20(1.%20Art)%20(nochmal)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2">erweiterte</text:span> Hamilton'sche Prinzip besagt, dass die "tatsächliche" Bahn aus der Forderung<text:tab/><text:tab/><text:tab/>auf der Konkurrenzschar</text:p>
            <text:p><text:span text:style-name="T2">M</text:span> = {<text:span text:style-name="T3">q</text:span>(<text:span text:style-name="T2">t</text:span>) :<text:tab/><text:tab/><text:span text:style-name="T3">q</text:span>(<text:span text:style-name="T2">t</text:span><text:span text:style-name="T6">1</text:span>) = <text:span text:style-name="T3">q</text:span><text:span text:style-name="T6">a</text:span> ,<text:tab/><text:tab/><text:span text:style-name="T3">q</text:span>(<text:span text:style-name="T2">t</text:span><text:span text:style-name="T6">2</text:span>) = <text:span text:style-name="T3">q</text:span><text:span text:style-name="T6">e</text:span>}</text:p>
            <text:p>abgleitet werden kann:</text:p>
            <text:p/>
            <text:p/>
            <text:p/>
            <text:p>es besagt also, dass die Variation des Zeitintegrals über die Summe aus kinetischer Energie und der bei der Variation der Bahn anfallenden virtuellen Arbeit Null sein muss.</text:p>
          </draw:text-box>
        </draw:frame>
        <draw:frame draw:style-name="gr2" draw:text-style-name="P3" draw:layer="layout" svg:width="2.816cm" svg:height="1.27cm" svg:x="12.591cm" svg:y="6.564cm">
          <text:p/>
          <draw:object xlink:href="../erweitertes%20Hamilton'sches%20Prinzip.odf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3" draw:layer="layout" svg:width="6.71cm" svg:height="2.678cm" svg:x="10.644cm" svg:y="10.26cm">
          <text:p/>
          <draw:object xlink:href="../Hamilton'sches%20Prinzip%20für%20nichtkonservative%20Systeme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Die <text:span text:style-name="T2">treibenden</text:span><text:span text:style-name="T8"> Kräfte </text:span><text:span text:style-name="T3">K</text:span><text:span text:style-name="T26">i</text:span><text:span text:style-name="T42"> sind nicht von einem skalaren Potential ableitbar.</text:span></text:p>
          </draw:text-box>
        </draw:frame>
        <draw:frame draw:style-name="gr2" draw:text-style-name="P3" draw:layer="layout" svg:width="8.198cm" svg:height="6.187cm" svg:x="9.9cm" svg:y="8.006cm">
          <text:p/>
          <draw:object xlink:href="../Wirkungsfunktional%20für%20nichtkonservative%20Systeme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gleichen Art wie die mit dem d'Alambert'schen Prinzip gefundenen: eine Differentialgleichung 2. Ord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Integral <text:span text:style-name="T2">F</text:span><text:span text:style-name="T4">r</text:span> der Bewegung ist eine Funktion der generalisierten Koordinaten und Geschwindigkeiten, die für die gesamte Systembahn einen konstanten Wert <text:span text:style-name="T2">c</text:span><text:span text:style-name="T4">r</text:span> hat:</text:p>
            <text:p/>
          </draw:text-box>
        </draw:frame>
        <draw:frame draw:style-name="gr2" draw:text-style-name="P3" draw:layer="layout" svg:width="17.124cm" svg:height="1.168cm" svg:x="5.437cm" svg:y="12.215cm">
          <text:p/>
          <draw:object xlink:href="../Integrale%20der%20Bewegung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s Integral der Bewegung eliminiert eine der 2<text:span text:style-name="T2">S</text:span><text:span text:style-name="T8"> Anfangsbedingungen. Die zyklischen Koordinaten </text:span><text:span text:style-name="T3">q</text:span><text:span text:style-name="T4">j</text:span><text:span text:style-name="T8"> zugeordneten generalisierten Impulse </text:span><text:span text:style-name="T3">p</text:span><text:span text:style-name="T4">j</text:span><text:span text:style-name="T8"> sind erste Integrale der Beweg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ystem nennt man <text:span text:style-name="T2">zeitlich homogen</text:span>, wenn sich seine Eigenschaften als invariant gegenüber Zeittranslationen erweisen.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kann nicht explizit von der Zeit abhängen:</text:p>
            <text:p/>
            <text:p/>
          </draw:text-box>
        </draw:frame>
        <draw:frame draw:style-name="gr2" draw:text-style-name="P3" draw:layer="layout" svg:width="11.588cm" svg:height="2.192cm" svg:x="8.205cm" svg:y="10.703cm">
          <text:p/>
          <draw:object xlink:href="../zeitliche%20Homogenität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5.981cm" svg:height="2.392cm" svg:x="11.009cm" svg:y="9.303cm">
          <text:p/>
          <draw:object xlink:href="../Hamilton-Funktion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verläuft so, dass <text:span text:style-name="T2">H</text:span> = const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holonom-skleronomen konservativen Beding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eine Eigenschaften unabhängig vom Ort sind, eine Verschiebung des gesamten Systems die Messergebnisse also nicht änd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ählt man die generalisierte Koordinate <text:span text:style-name="T2">q</text:span><text:span text:style-name="T4">j</text:span><text:span text:style-name="T10"> so, dass </text:span><text:span text:style-name="T18">Δ</text:span><text:span text:style-name="T19">q</text:span><text:span text:style-name="T15">j</text:span><text:span text:style-name="T18"> einer Translation des gesamten Systems entspricht, werden die </text:span><text:span text:style-name="T19">q</text:span><text:span text:style-name="T15">j</text:span><text:span text:style-name="T18"> zyklisch:</text:span></text:p>
            <text:p><text:span text:style-name="T18"/></text:p>
            <text:p><text:span text:style-name="T18"/></text:p>
            <text:p><text:span text:style-name="T18">Somit erhält man den Erhaltungssatz</text:span></text:p>
          </draw:text-box>
        </draw:frame>
        <draw:frame draw:style-name="gr2" draw:text-style-name="P3" draw:layer="layout" svg:width="3.115cm" svg:height="2.327cm" svg:x="12.442cm" svg:y="10.436cm">
          <text:p/>
          <draw:object xlink:href="../zyklische%20Koordinaten%20aus%20der%20Lagrangefunktion%20im%20räumlich%20homogenen%20System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3" draw:layer="layout" svg:width="6.384cm" svg:height="2.327cm" svg:x="10.807cm" svg:y="14.136cm">
          <text:p/>
          <draw:object xlink:href="../Erhaltungssatz%20der%20zyklischen%20Koordinaten%20aus%20der%20Lagrangefunktion%20im%20räumlich%20homogenen%20System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Impulserhaltungssatz:</text:p>
            <text:p/>
            <text:p/>
            <text:p/>
          </draw:text-box>
        </draw:frame>
        <draw:frame draw:style-name="gr2" draw:text-style-name="P3" draw:layer="layout" svg:width="7.508cm" svg:height="2.392cm" svg:x="10.245cm" svg:y="10.803cm">
          <text:p/>
          <draw:object xlink:href="../Impulserhaltungssatz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 äußeren Feldern mit gewissen Symmetrien kann <text:span text:style-name="T2">q</text:span><text:span text:style-name="T4">j</text:span> für Translationen in bestimmten Raumrichtungen zyklisch sein, nämlich dann, wenn <text:span text:style-name="T3">n</text:span><text:span text:style-name="T4">j</text:span> orthogonal zu <text:span text:style-name="T3">F</text:span>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nn heißt ein System räumlich isotrop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Wenn sich die Eigenschaften des Systems bei beliebigen Drehungen nicht ändern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Koordinate <text:span text:style-name="T2">q</text:span><text:span text:style-name="T4">j</text:span> wird so definiert, dass <text:span text:style-name="T28">Δ</text:span><text:span text:style-name="T20">q</text:span><text:span text:style-name="T12">j</text:span><text:span text:style-name="T13"> einer Drehung des Systems um den Winkel </text:span><text:span text:style-name="T28">Δ</text:span><text:span text:style-name="T14">ϕ</text:span><text:span text:style-name="T13"> um die Achsenrichtung </text:span><text:span text:style-name="T11">n</text:span><text:span text:style-name="T12">j</text:span><text:span text:style-name="T13"> entspricht.</text:span></text:p>
            <text:p><text:span text:style-name="T13">Man erhält so die zyklische Koordinate </text:span><text:span text:style-name="T20">q</text:span><text:span text:style-name="T12">j</text:span><text:span text:style-name="T13">:</text:span></text:p>
            <text:p><text:span text:style-name="T13"/></text:p>
            <text:p><text:span text:style-name="T13"/></text:p>
            <text:p><text:span text:style-name="T13">Dies führt zu dem Erhaltungssatz</text:span></text:p>
            <text:p><text:span text:style-name="T13"/></text:p>
          </draw:text-box>
        </draw:frame>
        <draw:frame draw:style-name="gr2" draw:text-style-name="P3" draw:layer="layout" svg:width="3.115cm" svg:height="2.327cm" svg:x="12.442cm" svg:y="10.536cm">
          <text:p/>
          <draw:object xlink:href="../Lagrange-Funktion%20im%20räumlich%20isotropen%20System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3" draw:layer="layout" svg:width="6.384cm" svg:height="2.327cm" svg:x="10.807cm" svg:y="14.036cm">
          <text:p/>
          <draw:object xlink:href="../Erhaltungssatz%20für%20die%20Lagrange-Funktion%20im%20räumlich%20isotropen%20System.odf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Drehimpulserhaltungssatz:</text:p>
            <text:p/>
            <text:p/>
            <text:p/>
          </draw:text-box>
        </draw:frame>
        <draw:frame draw:style-name="gr2" draw:text-style-name="P3" draw:layer="layout" svg:width="8.73cm" svg:height="2.392cm" svg:x="9.634cm" svg:y="10.803cm">
          <text:p/>
          <draw:object xlink:href="../Drehimpulserhaltungssatz%20aus%20Isotropie%20des%20Raumes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Gesamtdrehmoment <text:span text:style-name="T2">M</text:span><text:span text:style-name="T8"> verschwi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7">Welche Symmetriebedingung muss an die auf das </text:span><text:span text:style-name="T43">i</text:span><text:span text:style-name="T37">-te Teilchen wirkende Kraft gestellt werden, damit die </text:span><text:span text:style-name="T43">x</text:span><text:span text:style-name="T37">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raft muß immer senkrecht auf die <text:span text:style-name="T2">x</text:span>-Komponente wirken:</text:p>
            <text:p/>
          </draw:text-box>
        </draw:frame>
        <draw:frame draw:style-name="gr2" draw:text-style-name="P3" draw:layer="layout" svg:width="2.439cm" svg:height="1.168cm" svg:x="12.78cm" svg:y="11.515cm">
          <text:p/>
          <draw:object xlink:href="../Orthogonalität%20der%20Kraft%20Fi%20auf%20ex.odf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07T18:10:22.225000000</dc:date>
    <meta:document-statistic meta:object-count="419"/>
  </office:meta>
</office:document-meta>
</file>